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External CSS File Linking:</text:p>
      <text:p text:style-name="Text_20_body">Linking an external CSS file allows you to keep your styles separate from your HTML markup, promoting better organization and maintainability.</text:p>
      <text:p text:style-name="P1">html</text:p>
      <text:p text:style-name="Preformatted_20_Text"><text:span text:style-name="Source_20_Text">&lt;head&gt;</text:span></text:p>
      <text:p text:style-name="Preformatted_20_Text"><text:span text:style-name="Source_20_Text"><text:s text:c="4"/>&lt;link rel="stylesheet" type="text/css" href="styles.css"&gt;</text:span></text:p>
      <text:p text:style-name="P1"><text:span text:style-name="Source_20_Text">&lt;/head&gt;</text:span></text:p>
      <text:p text:style-name="Text_20_body">This code snippet links an external CSS file named <text:span text:style-name="Source_20_Text">styles.css</text:span>.</text:p>
      <text:h text:style-name="Heading_20_3" text:outline-level="3">Internal CSS:</text:h>
      <text:p text:style-name="Text_20_body">Internal CSS is defined within the <text:span text:style-name="Source_20_Text">&lt;style&gt;</text:span> tags in the <text:span text:style-name="Source_20_Text">&lt;head&gt;</text:span> section of your HTML document. It's useful for applying styles to specific elements without creating a separate CSS file.</text:p>
      <text:p text:style-name="P1">html</text:p>
      <text:p text:style-name="Preformatted_20_Text"><text:span text:style-name="Source_20_Text">&lt;head&gt;</text:span></text:p>
      <text:p text:style-name="Preformatted_20_Text"><text:span text:style-name="Source_20_Text"><text:s text:c="4"/>&lt;style&gt;</text:span></text:p>
      <text:p text:style-name="Preformatted_20_Text"><text:span text:style-name="Source_20_Text"><text:s text:c="8"/>/* Internal CSS rules here */</text:span></text:p>
      <text:p text:style-name="Preformatted_20_Text"><text:span text:style-name="Source_20_Text"><text:s text:c="4"/>&lt;/style&gt;</text:span></text:p>
      <text:p text:style-name="P1"><text:span text:style-name="Source_20_Text">&lt;/head&gt;</text:span></text:p>
      <text:h text:style-name="Heading_20_3" text:outline-level="3">Selectors:</text:h>
      <text:p text:style-name="Text_20_body">Selectors are patterns that match one or more elements in a document tree. Here are some common selectors:</text:p>
      <text:list text:style-name="L1">
        <text:list-item>
          <text:p text:style-name="P2"><text:span text:style-name="Strong_20_Emphasis">Element Selector:</text:span></text:p>
        </text:list-item>
      </text:list>
      <text:p text:style-name="P1">css</text:p>
      <text:p text:style-name="Preformatted_20_Text"><text:span text:style-name="Source_20_Text">p {</text:span></text:p>
      <text:p text:style-name="Preformatted_20_Text"><text:span text:style-name="Source_20_Text"><text:s text:c="4"/>/* CSS rules for paragraphs */</text:span></text:p>
      <text:p text:style-name="P1"><text:span text:style-name="Source_20_Text">}</text:span></text:p>
      <text:list text:style-name="L2">
        <text:list-item>
          <text:p text:style-name="P3"><text:span text:style-name="Strong_20_Emphasis">Class Selector:</text:span></text:p>
        </text:list-item>
      </text:list>
      <text:p text:style-name="P1">css</text:p>
      <text:p text:style-name="Preformatted_20_Text"><text:span text:style-name="Source_20_Text">.classname {</text:span></text:p>
      <text:p text:style-name="Preformatted_20_Text"><text:span text:style-name="Source_20_Text"><text:s text:c="4"/>/* CSS rules for elements with class "classname" */</text:span></text:p>
      <text:p text:style-name="P1"><text:span text:style-name="Source_20_Text">}</text:span></text:p>
      <text:list text:style-name="L3">
        <text:list-item>
          <text:p text:style-name="P4"><text:span text:style-name="Strong_20_Emphasis">ID Selector:</text:span></text:p>
        </text:list-item>
      </text:list>
      <text:p text:style-name="P1">css</text:p>
      <text:p text:style-name="Preformatted_20_Text"><text:span text:style-name="Source_20_Text">#idname {</text:span></text:p>
      <text:p text:style-name="Preformatted_20_Text"><text:span text:style-name="Source_20_Text"><text:s text:c="4"/>/* CSS rules for elements with ID "idname" */</text:span></text:p>
      <text:p text:style-name="P1"><text:span text:style-name="Source_20_Text">}</text:span></text:p>
      <text:h text:style-name="Heading_20_3" text:outline-level="3"><text:soft-page-break/>Comments:</text:h>
      <text:p text:style-name="Text_20_body">CSS comments are enclosed within <text:span text:style-name="Source_20_Text">/* */</text:span>. They're useful for documenting your code or temporarily disabling certain styles.</text:p>
      <text:p text:style-name="P1">css</text:p>
      <text:p text:style-name="P1"><text:span text:style-name="Source_20_Text">/* This is a CSS comment */</text:span></text:p>
      <text:h text:style-name="Heading_20_3" text:outline-level="3">Font Styling:</text:h>
      <text:p text:style-name="Text_20_body">You can define font properties like family, size, and weight using CSS.</text:p>
      <text:p text:style-name="P1">css</text:p>
      <text:p text:style-name="Preformatted_20_Text"><text:span text:style-name="Source_20_Text">body {</text:span></text:p>
      <text:p text:style-name="Preformatted_20_Text"><text:span text:style-name="Source_20_Text"><text:s text:c="4"/>font-family: Arial, sans-serif;</text:span></text:p>
      <text:p text:style-name="Preformatted_20_Text"><text:span text:style-name="Source_20_Text"><text:s text:c="4"/>font-size: 16px;</text:span></text:p>
      <text:p text:style-name="Preformatted_20_Text"><text:span text:style-name="Source_20_Text"><text:s text:c="4"/>font-weight: normal;</text:span></text:p>
      <text:p text:style-name="P1"><text:span text:style-name="Source_20_Text">}</text:span></text:p>
      <text:h text:style-name="Heading_20_3" text:outline-level="3">Colors:</text:h>
      <text:p text:style-name="Text_20_body">Colors in CSS can be specified using color names, hex values, or RGB values.</text:p>
      <text:p text:style-name="P1">css</text:p>
      <text:p text:style-name="Preformatted_20_Text"><text:span text:style-name="Source_20_Text">h1 {</text:span></text:p>
      <text:p text:style-name="Preformatted_20_Text"><text:span text:style-name="Source_20_Text"><text:s text:c="4"/>color: red; /* Color name */</text:span></text:p>
      <text:p text:style-name="Preformatted_20_Text"><text:span text:style-name="Source_20_Text"><text:s text:c="4"/>background-color: #ffffff; /* Hex value */</text:span></text:p>
      <text:p text:style-name="Preformatted_20_Text"><text:span text:style-name="Source_20_Text"><text:s text:c="4"/>border-color: rgb(255, 0, 0); /* RGB value */</text:span></text:p>
      <text:p text:style-name="P1"><text:span text:style-name="Source_20_Text">}</text:span></text:p>
      <text:h text:style-name="Heading_20_3" text:outline-level="3">Backgrounds:</text:h>
      <text:p text:style-name="Text_20_body">Background properties allow you to control the background of elements. You can set background color or use an image.</text:p>
      <text:p text:style-name="P1">css</text:p>
      <text:p text:style-name="Preformatted_20_Text"><text:span text:style-name="Source_20_Text">body {</text:span></text:p>
      <text:p text:style-name="Preformatted_20_Text"><text:span text:style-name="Source_20_Text"><text:s text:c="4"/>background-color: #f0f0f0;</text:span></text:p>
      <text:p text:style-name="Preformatted_20_Text"><text:span text:style-name="Source_20_Text"><text:s text:c="4"/>background-image: url('background.jpg');</text:span></text:p>
      <text:p text:style-name="P1"><text:span text:style-name="Source_20_Text">}</text:span></text:p>
      <text:h text:style-name="Heading_20_3" text:outline-level="3">Box Model:</text:h>
      <text:p text:style-name="Text_20_body">The CSS box model describes the space around an element. It consists of margin, border, padding, and content.</text:p>
      <text:p text:style-name="P1">css</text:p>
      <text:p text:style-name="Preformatted_20_Text"><text:span text:style-name="Source_20_Text">.box {</text:span></text:p>
      <text:p text:style-name="Preformatted_20_Text"><text:span text:style-name="Source_20_Text"><text:s text:c="4"/>width: 200px;</text:span></text:p>
      <text:p text:style-name="Preformatted_20_Text"><text:soft-page-break/><text:span text:style-name="Source_20_Text"><text:s text:c="4"/>height: 200px;</text:span></text:p>
      <text:p text:style-name="Preformatted_20_Text"><text:span text:style-name="Source_20_Text"><text:s text:c="4"/>padding: 20px;</text:span></text:p>
      <text:p text:style-name="Preformatted_20_Text"><text:span text:style-name="Source_20_Text"><text:s text:c="4"/>margin: 10px;</text:span></text:p>
      <text:p text:style-name="Preformatted_20_Text"><text:span text:style-name="Source_20_Text"><text:s text:c="4"/>border: 1px solid #000000;</text:span></text:p>
      <text:p text:style-name="P1"><text:span text:style-name="Source_20_Text">}</text:span></text:p>
      <text:h text:style-name="Heading_20_3" text:outline-level="3">Positioning:</text:h>
      <text:p text:style-name="Text_20_body">CSS positioning allows you to precisely control the placement of elements on a webpage.</text:p>
      <text:p text:style-name="P1">css</text:p>
      <text:p text:style-name="Preformatted_20_Text"><text:span text:style-name="Source_20_Text">.element {</text:span></text:p>
      <text:p text:style-name="Preformatted_20_Text"><text:span text:style-name="Source_20_Text"><text:s text:c="4"/>position: relative;</text:span></text:p>
      <text:p text:style-name="Preformatted_20_Text"><text:span text:style-name="Source_20_Text"><text:s text:c="4"/>top: 50px;</text:span></text:p>
      <text:p text:style-name="Preformatted_20_Text"><text:span text:style-name="Source_20_Text"><text:s text:c="4"/>left: 20px;</text:span></text:p>
      <text:p text:style-name="P1"><text:span text:style-name="Source_20_Text">}</text:span></text:p>
      <text:h text:style-name="Heading_20_3" text:outline-level="3">Flexbox:</text:h>
      <text:p text:style-name="Text_20_body">Flexbox is a layout model that allows you to design flexible and efficient layouts. It's great for aligning and distributing space among items in a container.</text:p>
      <text:p text:style-name="P1">css</text:p>
      <text:p text:style-name="Preformatted_20_Text"><text:span text:style-name="Source_20_Text">.container {</text:span></text:p>
      <text:p text:style-name="Preformatted_20_Text"><text:span text:style-name="Source_20_Text"><text:s text:c="4"/>display: flex;</text:span></text:p>
      <text:p text:style-name="Preformatted_20_Text"><text:span text:style-name="Source_20_Text"><text:s text:c="4"/>flex-direction: row;</text:span></text:p>
      <text:p text:style-name="Preformatted_20_Text"><text:span text:style-name="Source_20_Text"><text:s text:c="4"/>justify-content: center;</text:span></text:p>
      <text:p text:style-name="Preformatted_20_Text"><text:span text:style-name="Source_20_Text"><text:s text:c="4"/>align-items: center;</text:span></text:p>
      <text:p text:style-name="P1"><text:span text:style-name="Source_20_Text">}</text:span></text:p>
      <text:h text:style-name="Heading_20_3" text:outline-level="3">Grid:</text:h>
      <text:p text:style-name="Text_20_body">CSS Grid Layout is a two-dimensional layout system for the web. It's ideal for creating complex grid-based layouts.</text:p>
      <text:p text:style-name="P1">css</text:p>
      <text:p text:style-name="Preformatted_20_Text"><text:span text:style-name="Source_20_Text">.container {</text:span></text:p>
      <text:p text:style-name="Preformatted_20_Text"><text:span text:style-name="Source_20_Text"><text:s text:c="4"/>display: grid;</text:span></text:p>
      <text:p text:style-name="Preformatted_20_Text"><text:span text:style-name="Source_20_Text"><text:s text:c="4"/>grid-template-columns: 1fr 1fr 1fr;</text:span></text:p>
      <text:p text:style-name="Preformatted_20_Text"><text:span text:style-name="Source_20_Text"><text:s text:c="4"/>grid-gap: 10px;</text:span></text:p>
      <text:p text:style-name="P1"><text:span text:style-name="Source_20_Text">}</text:span></text:p>
      <text:h text:style-name="Heading_20_3" text:outline-level="3">Media Queries:</text:h>
      <text:p text:style-name="Text_20_body">Media queries allow you to apply different styles based on device characteristics such as screen size, resolution, or orientation.</text:p>
      <text:p text:style-name="P1">css</text:p>
      <text:p text:style-name="Preformatted_20_Text"><text:span text:style-name="Source_20_Text">@media screen and (max-width: 768px) {</text:span></text:p>
      <text:p text:style-name="Preformatted_20_Text"><text:span text:style-name="Source_20_Text"><text:s text:c="4"/>/* CSS rules for smaller screens */</text:span></text:p>
      <text:p text:style-name="P1"><text:soft-page-break/><text:span text:style-name="Source_20_Text">}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10:54.647359198</meta:creation-date>
    <dc:date>2024-04-03T13:47:08.969750769</dc:date>
    <meta:editing-duration>PT3M23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4" meta:paragraph-count="100" meta:word-count="435" meta:character-count="2792" meta:non-whitespace-character-count="2328"/>
  </office:meta>
</office:document-meta>
</file>